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aaaaaa"/>
    </style:style>
    <style:style style:name="gr2" style:family="graphic" style:parent-style-name="standard">
      <style:graphic-properties svg:stroke-width="0.001cm" svg:stroke-color="#555555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717171"/>
    </style:style>
    <style:style style:name="gr4" style:family="graphic" style:parent-style-name="standard">
      <style:graphic-properties draw:stroke="none" svg:stroke-width="0.001cm" draw:fill-color="#c7c7c7"/>
    </style:style>
    <style:style style:name="gr5" style:family="graphic" style:parent-style-name="standard">
      <style:graphic-properties draw:stroke="none" svg:stroke-width="0.001cm" draw:fill-color="#000000"/>
    </style:style>
    <style:style style:name="gr6" style:family="graphic" style:parent-style-name="standard">
      <style:graphic-properties draw:stroke="none" svg:stroke-width="0.001cm" draw:fill-color="#ffffff"/>
    </style:style>
  </office:automatic-styles>
  <office:body>
    <office:drawing>
      <draw:page draw:name="page1" draw:style-name="dp1" draw:master-page-name="Default">
        <draw:g>
          <draw:glue-point draw:id="4" svg:x="-2.64cm" svg:y="-5cm"/>
          <draw:glue-point draw:id="5" svg:x="5cm" svg:y="-5cm"/>
          <draw:glue-point draw:id="6" svg:x="1.182cm" svg:y="-5cm"/>
          <draw:glue-point draw:id="7" svg:x="-5cm" svg:y="5cm"/>
          <draw:glue-point draw:id="8" svg:x="2.636cm" svg:y="5cm"/>
          <draw:glue-point draw:id="9" svg:x="-1.182cm" svg:y="5cm"/>
          <draw:glue-point draw:id="10" svg:x="-5cm" svg:y="0.296cm"/>
          <draw:glue-point draw:id="11" svg:x="5cm" svg:y="-0.408cm"/>
          <draw:glue-point draw:id="12" svg:x="-0.001cm" svg:y="-0.014cm"/>
          <draw:polygon draw:style-name="gr1" draw:layer="layout" svg:width="3.715cm" svg:height="0.917cm" svg:x="0cm" svg:y="1.083cm" svg:viewBox="0 0 3716 918" draw:points="0,0 0,918 3716,918 3716,0">
            <text:p/>
          </draw:polygon>
          <draw:polygon draw:style-name="gr2" draw:layer="layout" svg:width="3.69cm" svg:height="0.917cm" svg:x="0.024cm" svg:y="1.083cm" svg:viewBox="0 0 3691 918" draw:points="0,918 3691,918 3691,0 0,0">
            <text:p/>
          </draw:polygon>
          <draw:polygon draw:style-name="gr3" draw:layer="layout" svg:width="1.15cm" svg:height="2cm" svg:x="3.715cm" svg:y="0cm" svg:viewBox="0 0 1151 2001" draw:points="0,1083 1151,0 1151,918 0,2001">
            <text:p/>
          </draw:polygon>
          <draw:polygon draw:style-name="gr2" draw:layer="layout" svg:width="1.15cm" svg:height="2cm" svg:x="3.715cm" svg:y="0cm" svg:viewBox="0 0 1151 2001" draw:points="0,1083 1151,0 1151,918 0,2001">
            <text:p/>
          </draw:polygon>
          <draw:polygon draw:style-name="gr4" draw:layer="layout" svg:width="4.864cm" svg:height="1.083cm" svg:x="0cm" svg:y="0cm" svg:viewBox="0 0 4865 1084" draw:points="3715,1084 4865,0 1147,0 0,1084">
            <text:p/>
          </draw:polygon>
          <draw:path draw:style-name="gr2" draw:layer="layout" svg:width="4.84cm" svg:height="1.083cm" svg:x="0.024cm" svg:y="0cm" svg:viewBox="0 0 4841 1084" svg:d="m3690 1084 1151-1084h-3718l-1123 1060v24zm3690 0z">
            <text:p/>
          </draw:path>
          <draw:polygon draw:style-name="gr5" draw:layer="layout" svg:width="1.589cm" svg:height="0.362cm" svg:x="2.195cm" svg:y="0.491cm" svg:viewBox="0 0 1590 363" draw:points="134,67 0,197 946,197 812,363 1590,164 1185,0 1082,67">
            <text:p/>
          </draw:polygon>
          <draw:polygon draw:style-name="gr5" draw:layer="layout" svg:width="1.587cm" svg:height="0.393cm" svg:x="2.669cm" svg:y="0.033cm" svg:viewBox="0 0 1588 394" draw:points="134,99 0,229 946,229 777,394 1588,164 1148,0 1081,99">
            <text:p/>
          </draw:polygon>
          <draw:polygon draw:style-name="gr5" draw:layer="layout" svg:width="1.59cm" svg:height="0.36cm" svg:x="0.538cm" svg:y="0.624cm" svg:viewBox="0 0 1591 361" draw:points="1455,295 1591,164 609,164 778,0 0,196 406,361 475,295">
            <text:p/>
          </draw:polygon>
          <draw:polygon draw:style-name="gr5" draw:layer="layout" svg:width="1.589cm" svg:height="0.396cm" svg:x="0.979cm" svg:y="0.163cm" svg:viewBox="0 0 1590 397" draw:points="1455,296 1590,166 642,166 811,0 0,230 438,397 506,296">
            <text:p/>
          </draw:polygon>
          <draw:polygon draw:style-name="gr6" draw:layer="layout" svg:width="1.587cm" svg:height="0.36cm" svg:x="2.229cm" svg:y="0.525cm" svg:viewBox="0 0 1588 361" draw:points="134,65 0,196 946,196 810,361 1588,163 1183,0 1083,65">
            <text:p/>
          </draw:polygon>
          <draw:polygon draw:style-name="gr6" draw:layer="layout" svg:width="1.588cm" svg:height="0.392cm" svg:x="2.701cm" svg:y="0.066cm" svg:viewBox="0 0 1589 393" draw:points="135,96 0,229 946,229 778,393 1589,163 1149,0 1083,96">
            <text:p/>
          </draw:polygon>
          <draw:polygon draw:style-name="gr6" draw:layer="layout" svg:width="1.588cm" svg:height="0.362cm" svg:x="0.573cm" svg:y="0.655cm" svg:viewBox="0 0 1589 363" draw:points="1453,295 1589,164 609,164 778,0 0,198 405,363 473,295">
            <text:p/>
          </draw:polygon>
          <draw:polygon draw:style-name="gr6" draw:layer="layout" svg:width="1.587cm" svg:height="0.393cm" svg:x="1.013cm" svg:y="0.197cm" svg:viewBox="0 0 1588 394" draw:points="1453,294 1588,164 640,164 810,0 0,229 439,394 504,294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Workgroup switch Subdued</dc:title>
    <meta:creation-date>2011-02-07T16:40:51</meta:creation-date>
    <meta:editing-duration>P0D</meta:editing-duration>
    <meta:editing-cycles>1</meta:editing-cycles>
    <meta:document-statistic meta:object-count="15"/>
    <meta:generator>OpenOffice.org/3.3$Linux OpenOffice.org_project/330m20$Build-9567</meta:generator>
  </office:meta>
</office:document-meta>
</file>